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229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194739545" calcext:value-type="float">
            <text:p>194,739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3525840" calcext:value-type="float">
            <text:p>9,123,525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4136520" calcext:value-type="float">
            <text:p>9,064,136,520</text:p>
          </table:table-cell>
          <table:table-cell table:style-name="ce8" office:value-type="float" office:value="8259.04" calcext:value-type="float">
            <text:p>8,259.04</text:p>
          </table:table-cell>
        </table:table-row>
        <table:table-row table:style-name="ro1">
          <table:table-cell table:style-name="ce2" office:value-type="string" calcext:value-type="string">
            <text:p>10-9-6-0 </text:p>
          </table:table-cell>
          <table:table-cell office:value-type="float" office:value="177497320" calcext:value-type="float">
            <text:p>177,497,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1716160" calcext:value-type="float">
            <text:p>8,421,716,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0984400" calcext:value-type="float">
            <text:p>8,420,984,400</text:p>
          </table:table-cell>
          <table:table-cell table:style-name="ce8" office:value-type="float" office:value="4292.86" calcext:value-type="float">
            <text:p>4,292.8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  <table:table-row table:style-name="ro1">
          <table:table-cell office:value-type="string" calcext:value-type="string">
            <text:p>11-8-6-0 </text:p>
          </table:table-cell>
          <table:table-cell office:value-type="float" office:value="87135048" calcext:value-type="float">
            <text:p>87,135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style-name="ce8" office:value-type="float" office:value="3818.08" calcext:value-type="float">
            <text:p>3,818.08</text:p>
          </table:table-cell>
        </table:table-row>
        <table:table-row table:style-name="ro1">
          <table:table-cell office:value-type="string" calcext:value-type="string">
            <text:p>11-9-4-1 </text:p>
          </table:table-cell>
          <table:table-cell office:value-type="float" office:value="264628650" calcext:value-type="float">
            <text:p>264,628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1171600" calcext:value-type="float">
            <text:p>12,441,171,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1296208" calcext:value-type="float">
            <text:p>12,381,296,208</text:p>
          </table:table-cell>
          <table:table-cell table:style-name="ce8" office:value-type="float" office:value="19789.53" calcext:value-type="float">
            <text:p>19,789.53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2-6-6-1 </text:p>
          </table:table-cell>
          <table:table-cell office:value-type="float" office:value="134059926" calcext:value-type="float">
            <text:p>134,059,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style-name="ce8" office:value-type="float" office:value="8387.62" calcext:value-type="float">
            <text:p>8,387.62</text:p>
          </table:table-cell>
        </table:table-row>
        <table:table-row table:style-name="ro1">
          <table:table-cell table:style-name="ce2" office:value-type="string" calcext:value-type="string">
            <text:p>12-7-5-1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2709248" calcext:value-type="float">
            <text:p>8,952,709,248</text:p>
          </table:table-cell>
          <table:table-cell table:style-name="ce8" office:value-type="float" office:value="7438.57" calcext:value-type="float">
            <text:p>7,438.57</text:p>
          </table:table-cell>
        </table:table-row>
        <table:table-row table:style-name="ro1">
          <table:table-cell table:style-name="ce2" office:value-type="string" calcext:value-type="string">
            <text:p>12-8-3-2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311872" calcext:value-type="float">
            <text:p>8,945,311,872</text:p>
          </table:table-cell>
          <table:table-cell table:style-name="ce8" office:value-type="float" office:value="12132.53" calcext:value-type="float">
            <text:p>12,132.53</text:p>
          </table:table-cell>
        </table:table-row>
        <table:table-row table:style-name="ro1">
          <table:table-cell office:value-type="string" calcext:value-type="string">
            <text:p>12-8-4-1 </text:p>
          </table:table-cell>
          <table:table-cell office:value-type="float" office:value="78663585" calcext:value-type="float">
            <text:p>78,663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51480" calcext:value-type="float">
            <text:p>3,732,351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858216" calcext:value-type="float">
            <text:p>3,726,858,216</text:p>
          </table:table-cell>
          <table:table-cell table:style-name="ce8" office:value-type="float" office:value="8383.49" calcext:value-type="float">
            <text:p>8,383.49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3-5-4-3 </text:p>
          </table:table-cell>
          <table:table-cell office:value-type="float" office:value="133122990" calcext:value-type="float">
            <text:p>133,122,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287120" calcext:value-type="float">
            <text:p>6,316,287,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905024" calcext:value-type="float">
            <text:p>6,283,905,024</text:p>
          </table:table-cell>
          <table:table-cell table:style-name="ce8" office:value-type="float" office:value="29954.36" calcext:value-type="float">
            <text:p>29,954.36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9-8-8-0 <text:s/></text:p>
          </table:table-cell>
          <table:table-cell office:value-type="float" office:value="302522220" calcext:value-type="float">
            <text:p>302,52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style-name="ce8" office:value-type="float" office:value="10659.13" calcext:value-type="float">
            <text:p>10,659.13</text:p>
          </table:table-cell>
        </table:table-row>
        <table:table-row table:style-name="ro1">
          <table:table-cell office:value-type="string" calcext:value-type="string">
            <text:p>9-9-7-0 <text:s/></text:p>
          </table:table-cell>
          <table:table-cell office:value-type="float" office:value="222181960" calcext:value-type="float">
            <text:p>222,181,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style-name="ce8" office:value-type="float" office:value="7721.85" calcext:value-type="float">
            <text:p>7,721.85</text:p>
          </table:table-cell>
        </table:table-row>
        <table:table-row table:style-name="ro1">
          <table:table-cell office:value-type="string" calcext:value-type="string">
            <text:p>10-8-7-0 </text:p>
          </table:table-cell>
          <table:table-cell office:value-type="float" office:value="319495176" calcext:value-type="float">
            <text:p>319,495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9089088" calcext:value-type="float">
            <text:p>15,159,089,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3173488" calcext:value-type="float">
            <text:p>15,143,173,488</text:p>
          </table:table-cell>
          <table:table-cell office:value-type="float" office:value="9732.34" calcext:value-type="float">
            <text:p>9,732.34</text:p>
          </table:table-cell>
        </table:table-row>
        <table:table-row table:style-name="ro1">
          <table:table-cell office:value-type="string" calcext:value-type="string">
            <text:p>12-7-3-3 </text:p>
          </table:table-cell>
          <table:table-cell office:value-type="float" office:value="463106644" calcext:value-type="float">
            <text:p>463,106,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6462016" calcext:value-type="float">
            <text:p>21,896,462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9493744" calcext:value-type="float">
            <text:p>21,839,493,744</text:p>
          </table:table-cell>
          <table:table-cell office:value-type="float" office:value="34942.58" calcext:value-type="float">
            <text:p>34,942.58</text:p>
          </table:table-cell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467374908" calcext:value-type="float">
            <text:p>467,374,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6462016" calcext:value-type="float">
            <text:p>21,896,462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59590892" calcext:value-type="float">
            <text:p>21,759,590,892</text:p>
          </table:table-cell>
          <table:table-cell office:value-type="float" office:value="15455.01" calcext:value-type="float">
            <text:p>15,455.01</text:p>
          </table:table-cell>
        </table:table-row>
        <table:table-row table:style-name="ro1">
          <table:table-cell office:value-type="string" calcext:value-type="string">
            <text:p>12-7-4-2 </text:p>
          </table:table-cell>
          <table:table-cell office:value-type="float" office:value="629308680" calcext:value-type="float">
            <text:p>629,308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8811840" calcext:value-type="float">
            <text:p>29,858,811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77750784" calcext:value-type="float">
            <text:p>29,777,750,784</text:p>
          </table:table-cell>
          <table:table-cell office:value-type="float" office:value="46663.2" calcext:value-type="float">
            <text:p>46,663.20</text:p>
          </table:table-cell>
        </table:table-row>
        <table:table-row table:style-name="ro1">
          <table:table-cell office:value-type="string" calcext:value-type="string">
            <text:p>11-9-3-2 </text:p>
          </table:table-cell>
          <table:table-cell office:value-type="float" office:value="635108760" calcext:value-type="float">
            <text:p>635,108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8811840" calcext:value-type="float">
            <text:p>29,858,811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1037848" calcext:value-type="float">
            <text:p>29,721,037,848</text:p>
          </table:table-cell>
          <table:table-cell office:value-type="float" office:value="28969.77" calcext:value-type="float">
            <text:p>28,969.77</text:p>
          </table:table-cell>
        </table:table-row>
        <table:table-row table:style-name="ro1">
          <table:table-cell office:value-type="string" calcext:value-type="string">
            <text:p>11-8-5-1 </text:p>
          </table:table-cell>
          <table:table-cell office:value-type="float" office:value="849566718" calcext:value-type="float">
            <text:p>849,566,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9395984" calcext:value-type="float">
            <text:p>40,309,395,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51693888" calcext:value-type="float">
            <text:p>40,251,693,888</text:p>
          </table:table-cell>
          <table:table-cell office:value-type="float" office:value="25460.29" calcext:value-type="float">
            <text:p>25,460.29</text:p>
          </table:table-cell>
        </table:table-row>
        <table:table-row table:style-name="ro1">
          <table:table-cell office:value-type="string" calcext:value-type="string">
            <text:p>12-6-5-2 </text:p>
          </table:table-cell>
          <table:table-cell office:value-type="float" office:value="1132755624" calcext:value-type="float">
            <text:p>1,132,755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45861312" calcext:value-type="float">
            <text:p>53,745,861,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54035104" calcext:value-type="float">
            <text:p>53,654,035,104</text:p>
          </table:table-cell>
          <table:table-cell office:value-type="float" office:value="55631.25" calcext:value-type="float">
            <text:p>55,631.25</text:p>
          </table:table-cell>
        </table:table-row>
        <table:table-row table:style-name="ro1">
          <table:table-cell office:value-type="string" calcext:value-type="string">
            <text:p>11-7-6-1 </text:p>
          </table:table-cell>
          <table:table-cell office:value-type="float" office:value="1510340832" calcext:value-type="float">
            <text:p>1,510,340,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61148416" calcext:value-type="float">
            <text:p>71,661,148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03970000" calcext:value-type="float">
            <text:p>71,603,970,000</text:p>
          </table:table-cell>
          <table:table-cell office:value-type="float" office:value="51737.89" calcext:value-type="float">
            <text:p>51,737.89</text:p>
          </table:table-cell>
        </table:table-row>
        <table:table-row table:style-name="ro1">
          <table:table-cell office:value-type="string" calcext:value-type="string">
            <text:p>12-5-5-3 </text:p>
          </table:table-cell>
          <table:table-cell office:value-type="float" office:value="1573115544" calcext:value-type="float">
            <text:p>1,573,115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00559304" calcext:value-type="float">
            <text:p>73,900,559,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20317360" calcext:value-type="float">
            <text:p>73,120,317,360</text:p>
          </table:table-cell>
          <table:table-cell table:style-name="ce8" office:value-type="float" office:value="115461.98" calcext:value-type="float">
            <text:p>115,461.98</text:p>
          </table:table-cell>
        </table:table-row>
        <table:table-row table:style-name="ro1">
          <table:table-cell office:value-type="string" calcext:value-type="string">
            <text:p>10-9-5-1 </text:p>
          </table:table-cell>
          <table:table-cell office:value-type="float" office:value="1730598870" calcext:value-type="float">
            <text:p>1,730,598,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11732560" calcext:value-type="float">
            <text:p>82,111,732,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96777760" calcext:value-type="float">
            <text:p>81,896,777,760</text:p>
          </table:table-cell>
          <table:table-cell table:style-name="ce8" office:value-type="float" office:value="43555.55" calcext:value-type="float">
            <text:p>43,555.55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unts.A28:counts.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08:56:42.34915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6T08:58:39.024796030</dc:date>
    <meta:editing-duration>PT43M49S</meta:editing-duration>
    <meta:editing-cycles>9</meta:editing-cycles>
    <meta:generator>LibreOffice/6.4.7.2$Linux_X86_64 LibreOffice_project/40$Build-2</meta:generator>
    <meta:document-statistic meta:table-count="2" meta:cell-count="470" meta:object-count="0"/>
  </office:meta>
</office:document-meta>
</file>